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1" style:family="table-cell" style:parent-style-name="Default" style:data-style-name="N111">
      <style:table-cell-properties fo:background-color="#ffff00" style:text-align-source="fix" style:repeat-content="false" style:rotation-align="none"/>
      <style:paragraph-properties fo:text-align="center" fo:margin-left="0cm"/>
      <style:text-properties style:text-position=""/>
    </style:style>
    <style:style style:name="ce12" style:family="table-cell" style:parent-style-name="Default" style:data-style-name="N111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111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11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ffff00" style:rotation-align="none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1">
      <style:table-cell-properties fo:background-color="#ffff00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 style:rotation-align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11">
      <style:table-cell-properties fo:background-color="#ffff00" style:text-align-source="fix" style:repeat-content="false" style:rotation-align="none"/>
      <style:paragraph-properties fo:text-align="center" fo:margin-left="0cm"/>
    </style:style>
    <style:style style:name="ce27" style:family="table-cell" style:parent-style-name="Default" style:data-style-name="N111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number-columns-repeated="2" table:default-cell-style-name="ce8"/>
        <table:table-column table:style-name="co7" table:default-cell-style-name="ce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RUR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Verba VRH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Horas</text:p>
          </table:table-cell>
          <table:table-cell table:style-name="ce5" office:value-type="string" calcext:value-type="string">
            <text:p>Valor</text:p>
          </table:table-cell>
          <table:table-cell table:style-name="ce1" office:value-type="string" calcext:value-type="string">
            <text:p>Base</text:p>
          </table:table-cell>
          <table:table-cell table:style-name="ce5" office:value-type="string" calcext:value-type="string">
            <text:p>Tipo folha</text:p>
          </table:table-cell>
          <table:table-cell table:style-name="ce5" office:value-type="string" calcext:value-type="string">
            <text:p>Parcela</text:p>
          </table:table-cell>
          <table:table-cell table:style-name="ce1" office:value-type="string" calcext:value-type="string">
            <text:p>Verba HCM</text:p>
          </table:table-cell>
          <table:table-cell table:style-name="ce8" table:number-columns-repeated="101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table:style-name="ce6" office:value-type="string" calcext:value-type="string">
            <text:p>INSS Sobre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6" office:value-type="string" calcext:value-type="string">
            <text:p>INSS Sobre 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3" calcext:value-type="float">
            <text:p>0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6" office:value-type="string" calcext:value-type="string">
            <text:p>INSS Sobr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number-columns-repeated="1016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FGTS do 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;=12,3</text:p>
          </table:table-cell>
          <table:table-cell table:style-name="ce9" office:value-type="string" calcext:value-type="string">
            <text:p>&lt;=mês10,9;=11,1;=12,9</text:p>
          </table:table-cell>
          <table:table-cell table:style-name="ce3" office:value-type="float" office:value="532" calcext:value-type="float">
            <text:p>532</text:p>
          </table:table-cell>
          <table:table-cell table:number-columns-repeated="101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PREVIDENCIA DO 13-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2</text:p>
          </table:table-cell>
          <table:table-cell table:number-columns-repeated="1016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INSS desc fora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51" calcext:value-type="float">
            <text:p>15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H04</text:p>
          </table:table-cell>
          <table:table-cell table:number-columns-repeated="1016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Encargos de FGT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7" calcext:value-type="float">
            <text:p>1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31" calcext:value-type="float">
            <text:p>531</text:p>
          </table:table-cell>
          <table:table-cell table:number-columns-repeated="1016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Encargos GRPS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1</text:p>
          </table:table-cell>
          <table:table-cell table:number-columns-repeated="1016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PREV EMP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3</text:p>
          </table:table-cell>
          <table:table-cell table:number-columns-repeated="1016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FGTS D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8" calcext:value-type="float">
            <text:p>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2">
            <text:p>RUR_RV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table:style-name="ce6" office:value-type="string" calcext:value-type="string">
            <text:p>I N S 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18]=[.A4];1;0)" office:value-type="float" office:value="1" calcext:value-type="float">
            <text:p>1</text:p>
          </table:table-cell>
          <table:table-cell table:formula="of:=IF([.H18]=[.H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formula="of:=IF([.A19]=[.A5];1;0)" office:value-type="float" office:value="1" calcext:value-type="float">
            <text:p>1</text:p>
          </table:table-cell>
          <table:table-cell table:formula="of:=IF([.H19]=[.H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6" office:value-type="string" calcext:value-type="string">
            <text:p>INSS S/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3" calcext:value-type="float">
            <text:p>0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formula="of:=IF([.A20]=[.A6];1;0)" office:value-type="float" office:value="1" calcext:value-type="float">
            <text:p>1</text:p>
          </table:table-cell>
          <table:table-cell table:formula="of:=IF([.H20]=[.H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6" office:value-type="string" calcext:value-type="string">
            <text:p>PREV S/VALOR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21]=[.A7];1;0)" office:value-type="float" office:value="1" calcext:value-type="float">
            <text:p>1</text:p>
          </table:table-cell>
          <table:table-cell table:formula="of:=IF([.H21]=[.H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FGTS 13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;=12,3</text:p>
          </table:table-cell>
          <table:table-cell table:style-name="ce9" office:value-type="string" calcext:value-type="string">
            <text:p>&lt;=mês10,9;=11,1;=12,9</text:p>
          </table:table-cell>
          <table:table-cell table:style-name="ce3" office:value-type="float" office:value="532" calcext:value-type="float">
            <text:p>532</text:p>
          </table:table-cell>
          <table:table-cell table:formula="of:=IF([.A22]=[.A8];1;0)" office:value-type="float" office:value="1" calcext:value-type="float">
            <text:p>1</text:p>
          </table:table-cell>
          <table:table-cell table:formula="of:=IF([.H22]=[.H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PREVIDENCIA DO 13-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2</text:p>
          </table:table-cell>
          <table:table-cell table:formula="of:=IF([.A23]=[.A9];1;0)" office:value-type="float" office:value="1" calcext:value-type="float">
            <text:p>1</text:p>
          </table:table-cell>
          <table:table-cell table:formula="of:=IF([.H23]=[.H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INSS desc fora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51" calcext:value-type="float">
            <text:p>15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H04</text:p>
          </table:table-cell>
          <table:table-cell table:formula="of:=IF([.A24]=[.A10];1;0)" office:value-type="float" office:value="1" calcext:value-type="float">
            <text:p>1</text:p>
          </table:table-cell>
          <table:table-cell table:formula="of:=IF([.H24]=[.H1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Encargos de FGT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7" calcext:value-type="float">
            <text:p>1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31" calcext:value-type="float">
            <text:p>531</text:p>
          </table:table-cell>
          <table:table-cell table:formula="of:=IF([.A25]=[.A11];1;0)" office:value-type="float" office:value="1" calcext:value-type="float">
            <text:p>1</text:p>
          </table:table-cell>
          <table:table-cell table:formula="of:=IF([.H25]=[.H1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Encargos GRPS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1</text:p>
          </table:table-cell>
          <table:table-cell table:formula="of:=IF([.A26]=[.A12];1;0)" office:value-type="float" office:value="1" calcext:value-type="float">
            <text:p>1</text:p>
          </table:table-cell>
          <table:table-cell table:formula="of:=IF([.H26]=[.H1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PREV EMP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3</text:p>
          </table:table-cell>
          <table:table-cell table:formula="of:=IF([.A27]=[.A13];1;0)" office:value-type="float" office:value="1" calcext:value-type="float">
            <text:p>1</text:p>
          </table:table-cell>
          <table:table-cell table:formula="of:=IF([.H27]=[.H1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FGTS D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8" calcext:value-type="float">
            <text:p>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formula="of:=IF([.A28]=[.A14];1;0)" office:value-type="float" office:value="1" calcext:value-type="float">
            <text:p>1</text:p>
          </table:table-cell>
          <table:table-cell table:formula="of:=IF([.H28]=[.H1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2">
            <text:p>URB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table:style-name="ce6" office:value-type="string" calcext:value-type="string">
            <text:p>INSS Sobre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32]=[.A18];1;0)" office:value-type="float" office:value="1" calcext:value-type="float">
            <text:p>1</text:p>
          </table:table-cell>
          <table:table-cell table:formula="of:=IF([.H32]=[.H1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formula="of:=IF([.A33]=[.A19];1;0)" office:value-type="float" office:value="1" calcext:value-type="float">
            <text:p>1</text:p>
          </table:table-cell>
          <table:table-cell table:formula="of:=IF([.H33]=[.H1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6" office:value-type="string" calcext:value-type="string">
            <text:p>INSS Sobre 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3" calcext:value-type="float">
            <text:p>0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formula="of:=IF([.A34]=[.A20];1;0)" office:value-type="float" office:value="1" calcext:value-type="float">
            <text:p>1</text:p>
          </table:table-cell>
          <table:table-cell table:formula="of:=IF([.H34]=[.H2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6" office:value-type="string" calcext:value-type="string">
            <text:p>INSS Sobr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35]=[.A21];1;0)" office:value-type="float" office:value="1" calcext:value-type="float">
            <text:p>1</text:p>
          </table:table-cell>
          <table:table-cell table:formula="of:=IF([.H35]=[.H2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FGTS do 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;=12,3</text:p>
          </table:table-cell>
          <table:table-cell table:style-name="ce9" office:value-type="string" calcext:value-type="string">
            <text:p>&lt;=mês10,9;=11,1;=12,9</text:p>
          </table:table-cell>
          <table:table-cell table:style-name="ce3" office:value-type="float" office:value="532" calcext:value-type="float">
            <text:p>532</text:p>
          </table:table-cell>
          <table:table-cell table:formula="of:=IF([.A36]=[.A22];1;0)" office:value-type="float" office:value="1" calcext:value-type="float">
            <text:p>1</text:p>
          </table:table-cell>
          <table:table-cell table:formula="of:=IF([.H36]=[.H2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PREVIDENCIA DO 13-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2</text:p>
          </table:table-cell>
          <table:table-cell table:formula="of:=IF([.A37]=[.A23];1;0)" office:value-type="float" office:value="1" calcext:value-type="float">
            <text:p>1</text:p>
          </table:table-cell>
          <table:table-cell table:formula="of:=IF([.H37]=[.H2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7" office:value-type="string" calcext:value-type="string">
            <text:p>INSS desc fora EMPRES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151" calcext:value-type="float">
            <text:p>15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H04</text:p>
          </table:table-cell>
          <table:table-cell table:formula="of:=IF([.A38]=[.A24];1;0)" office:value-type="float" office:value="1" calcext:value-type="float">
            <text:p>1</text:p>
          </table:table-cell>
          <table:table-cell table:formula="of:=IF([.H38]=[.H2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7" office:value-type="string" calcext:value-type="string">
            <text:p>Encargos de FGTS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187" calcext:value-type="float">
            <text:p>18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531" calcext:value-type="float">
            <text:p>531</text:p>
          </table:table-cell>
          <table:table-cell table:formula="of:=IF([.A39]=[.A25];1;0)" office:value-type="float" office:value="1" calcext:value-type="float">
            <text:p>1</text:p>
          </table:table-cell>
          <table:table-cell table:formula="of:=IF([.H39]=[.H2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Encargos GRPS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1</text:p>
          </table:table-cell>
          <table:table-cell table:formula="of:=IF([.A40]=[.A26];1;0)" office:value-type="float" office:value="1" calcext:value-type="float">
            <text:p>1</text:p>
          </table:table-cell>
          <table:table-cell table:formula="of:=IF([.H40]=[.H2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PREV EMP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3</text:p>
          </table:table-cell>
          <table:table-cell table:formula="of:=IF([.A41]=[.A27];1;0)" office:value-type="float" office:value="1" calcext:value-type="float">
            <text:p>1</text:p>
          </table:table-cell>
          <table:table-cell table:formula="of:=IF([.H41]=[.H2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FGTS D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8" calcext:value-type="float">
            <text:p>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formula="of:=IF([.A42]=[.A28];1;0)" office:value-type="float" office:value="1" calcext:value-type="float">
            <text:p>1</text:p>
          </table:table-cell>
          <table:table-cell table:formula="of:=IF([.H42]=[.H2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formula="of:=IF([.A43]=[.A29];1;0)" office:value-type="float" office:value="0" calcext:value-type="float">
            <text:p>0</text:p>
          </table:table-cell>
          <table:table-cell table:formula="of:=IF([.H43]=[.H29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2">
            <text:p>URB_RV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table:style-name="ce6" office:value-type="string" calcext:value-type="string">
            <text:p>INSS Sobre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47]=[.A32];1;0)" office:value-type="float" office:value="1" calcext:value-type="float">
            <text:p>1</text:p>
          </table:table-cell>
          <table:table-cell table:formula="of:=IF([.H47]=[.H3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formula="of:=IF([.A48]=[.A33];1;0)" office:value-type="float" office:value="1" calcext:value-type="float">
            <text:p>1</text:p>
          </table:table-cell>
          <table:table-cell table:formula="of:=IF([.H48]=[.H3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6" office:value-type="string" calcext:value-type="string">
            <text:p>INSS S/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3" calcext:value-type="float">
            <text:p>0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formula="of:=IF([.A49]=[.A34];1;0)" office:value-type="float" office:value="1" calcext:value-type="float">
            <text:p>1</text:p>
          </table:table-cell>
          <table:table-cell table:formula="of:=IF([.H49]=[.H3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6" office:value-type="string" calcext:value-type="string">
            <text:p>PREV S/VALOR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50]=[.A35];1;0)" office:value-type="float" office:value="1" calcext:value-type="float">
            <text:p>1</text:p>
          </table:table-cell>
          <table:table-cell table:formula="of:=IF([.H50]=[.H3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FGTS 13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;=12,3</text:p>
          </table:table-cell>
          <table:table-cell table:style-name="ce9" office:value-type="string" calcext:value-type="string">
            <text:p>&lt;=mês10,9;=11,1;=12,9</text:p>
          </table:table-cell>
          <table:table-cell table:style-name="ce3" office:value-type="float" office:value="532" calcext:value-type="float">
            <text:p>532</text:p>
          </table:table-cell>
          <table:table-cell table:formula="of:=IF([.A51]=[.A36];1;0)" office:value-type="float" office:value="1" calcext:value-type="float">
            <text:p>1</text:p>
          </table:table-cell>
          <table:table-cell table:formula="of:=IF([.H51]=[.H3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PREVIDENCIA DO 13-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2</text:p>
          </table:table-cell>
          <table:table-cell table:formula="of:=IF([.A52]=[.A37];1;0)" office:value-type="float" office:value="1" calcext:value-type="float">
            <text:p>1</text:p>
          </table:table-cell>
          <table:table-cell table:formula="of:=IF([.H52]=[.H3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INSS desc fora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51" calcext:value-type="float">
            <text:p>15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H04</text:p>
          </table:table-cell>
          <table:table-cell table:formula="of:=IF([.A53]=[.A38];1;0)" office:value-type="float" office:value="1" calcext:value-type="float">
            <text:p>1</text:p>
          </table:table-cell>
          <table:table-cell table:formula="of:=IF([.H53]=[.H3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Encargos de FGT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7" calcext:value-type="float">
            <text:p>1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31" calcext:value-type="float">
            <text:p>531</text:p>
          </table:table-cell>
          <table:table-cell table:formula="of:=IF([.A54]=[.A39];1;0)" office:value-type="float" office:value="1" calcext:value-type="float">
            <text:p>1</text:p>
          </table:table-cell>
          <table:table-cell table:formula="of:=IF([.H54]=[.H3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Encargos GRPS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1</text:p>
          </table:table-cell>
          <table:table-cell table:formula="of:=IF([.A55]=[.A40];1;0)" office:value-type="float" office:value="1" calcext:value-type="float">
            <text:p>1</text:p>
          </table:table-cell>
          <table:table-cell table:formula="of:=IF([.H55]=[.H4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PREV EMP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3</text:p>
          </table:table-cell>
          <table:table-cell table:formula="of:=IF([.A56]=[.A41];1;0)" office:value-type="float" office:value="1" calcext:value-type="float">
            <text:p>1</text:p>
          </table:table-cell>
          <table:table-cell table:formula="of:=IF([.H56]=[.H4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FGTS D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8" calcext:value-type="float">
            <text:p>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formula="of:=IF([.A57]=[.A42];1;0)" office:value-type="float" office:value="1" calcext:value-type="float">
            <text:p>1</text:p>
          </table:table-cell>
          <table:table-cell table:formula="of:=IF([.H57]=[.H4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8" table:default-cell-style-name="ce18"/>
        <table:table-column table:style-name="co8" table:number-columns-repeated="4" table:default-cell-style-name="ce24"/>
        <table:table-column table:style-name="co8" table:default-cell-style-name="ce18"/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</table:table-row>
      </table:table>
      <table:named-expressions/>
      <table:database-ranges>
        <table:database-range table:name="__Anonymous_Sheet_DB__0" table:target-range-address="Planilha1.A47:Planilha1.H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0" number:min-integer-digits="3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4:42:18.5440640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6:47:21.666301802</meta:creation-date>
    <dc:date>2014-11-27T14:43:18.636114473</dc:date>
    <meta:editing-duration>PT5M5S</meta:editing-duration>
    <meta:editing-cycles>4</meta:editing-cycles>
    <meta:generator>LibreOffice/4.2.7.2$Linux_X86_64 LibreOffice_project/420m0$Build-2</meta:generator>
    <meta:document-statistic meta:table-count="2" meta:cell-count="506" meta:object-count="0"/>
  </office:meta>
</office:document-meta>
</file>